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cd" officeooo:paragraph-rsid="000fbccd"/>
    </style:style>
    <style:style style:name="P2" style:family="paragraph" style:parent-style-name="Preformatted_20_Text">
      <style:text-properties officeooo:paragraph-rsid="000fbccd"/>
    </style:style>
    <style:style style:name="P3" style:family="paragraph" style:parent-style-name="Standard">
      <style:text-properties officeooo:rsid="000a9b32" officeooo:paragraph-rsid="000a9b32"/>
    </style:style>
    <style:style style:name="P4" style:family="paragraph" style:parent-style-name="Standard">
      <style:text-properties officeooo:paragraph-rsid="000a9b32"/>
    </style:style>
    <style:style style:name="P5" style:family="paragraph" style:parent-style-name="Standard">
      <style:text-properties officeooo:rsid="000e11b6" officeooo:paragraph-rsid="000e11b6"/>
    </style:style>
    <style:style style:name="P6" style:family="paragraph" style:parent-style-name="Standard">
      <style:text-properties officeooo:rsid="000fbccd" officeooo:paragraph-rsid="000fbccd"/>
    </style:style>
    <style:style style:name="P7" style:family="paragraph" style:parent-style-name="Standard">
      <style:text-properties officeooo:paragraph-rsid="000fbccd"/>
    </style:style>
    <style:style style:name="P8" style:family="paragraph" style:parent-style-name="Standard">
      <style:text-properties officeooo:rsid="00107084" officeooo:paragraph-rsid="00107084"/>
    </style:style>
    <style:style style:name="P9" style:family="paragraph" style:parent-style-name="Standard">
      <style:text-properties officeooo:paragraph-rsid="00107084"/>
    </style:style>
    <style:style style:name="P10" style:family="paragraph" style:parent-style-name="Standard">
      <style:text-properties officeooo:paragraph-rsid="001205ff"/>
    </style:style>
    <style:style style:name="P11" style:family="paragraph" style:parent-style-name="Heading">
      <style:text-properties style:font-name="Liberation Sans1" fo:font-size="14pt" officeooo:rsid="0015fc18" officeooo:paragraph-rsid="0015fc18" style:font-name-asian="Noto Sans CJK SC" style:font-size-asian="14pt" style:font-name-complex="Lohit Devanagari" style:font-size-complex="14pt"/>
    </style:style>
    <style:style style:name="P12" style:family="paragraph" style:parent-style-name="Standard">
      <style:text-properties style:font-name="Liberation Sans" fo:font-size="11pt" officeooo:rsid="000e11b6" officeooo:paragraph-rsid="000e11b6"/>
    </style:style>
    <style:style style:name="P13" style:family="paragraph" style:parent-style-name="Standard">
      <style:text-properties officeooo:paragraph-rsid="00156ee6"/>
    </style:style>
    <style:style style:name="P14" style:family="paragraph" style:parent-style-name="Standard">
      <style:text-properties officeooo:paragraph-rsid="000fbccd"/>
    </style:style>
    <style:style style:name="P15" style:family="paragraph" style:parent-style-name="Text_20_body">
      <style:text-properties officeooo:paragraph-rsid="00191e12"/>
    </style:style>
    <style:style style:name="T1" style:family="text">
      <style:text-properties officeooo:rsid="000e11b6"/>
    </style:style>
    <style:style style:name="T2" style:family="text">
      <style:text-properties style:font-name="Liberation Sans" fo:font-size="11pt" officeooo:rsid="000e11b6"/>
    </style:style>
    <style:style style:name="T3" style:family="text">
      <style:text-properties style:font-name="Liberation Sans" fo:font-size="11pt" officeooo:rsid="000fbccd"/>
    </style:style>
    <style:style style:name="T4" style:family="text">
      <style:text-properties style:font-name="Liberation Sans" fo:font-size="11pt" officeooo:rsid="0010d9b0"/>
    </style:style>
    <style:style style:name="T5" style:family="text">
      <style:text-properties style:font-name="Liberation Sans" fo:font-size="11pt" officeooo:rsid="001205ff"/>
    </style:style>
    <style:style style:name="T6" style:family="text">
      <style:text-properties style:font-name="Liberation Sans" fo:font-size="11pt" officeooo:rsid="00156ee6"/>
    </style:style>
    <style:style style:name="T7" style:family="text">
      <style:text-properties style:font-name="Liberation Sans" fo:font-size="11pt" officeooo:rsid="00191e12"/>
    </style:style>
    <style:style style:name="T8" style:family="text">
      <style:text-properties officeooo:rsid="000fbcc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bccd" style:font-weight-asian="bold" style:font-weight-complex="bold"/>
    </style:style>
    <style:style style:name="T11" style:family="text">
      <style:text-properties style:font-name="Liberation Mono" officeooo:rsid="00107084"/>
    </style:style>
    <style:style style:name="T12" style:family="text">
      <style:text-properties style:font-name="Liberation Mono" fo:font-size="11pt" officeooo:rsid="00107084"/>
    </style:style>
    <style:style style:name="T13" style:family="text">
      <style:text-properties style:font-name="Liberation Mono" fo:font-size="11pt" officeooo:rsid="001205ff"/>
    </style:style>
    <style:style style:name="T14" style:family="text">
      <style:text-properties style:font-name="Liberation Mono" officeooo:rsid="001205ff"/>
    </style:style>
    <style:style style:name="T15" style:family="text">
      <style:text-properties style:font-name="Liberation Mono" officeooo:rsid="000fbccd"/>
    </style:style>
    <style:style style:name="T16" style:family="text">
      <style:text-properties officeooo:rsid="00107084"/>
    </style:style>
    <style:style style:name="T17" style:family="text">
      <style:text-properties officeooo:rsid="0010d9b0"/>
    </style:style>
    <style:style style:name="T18" style:family="text">
      <style:text-properties officeooo:rsid="001205ff"/>
    </style:style>
    <style:style style:name="T19" style:family="text">
      <style:text-properties officeooo:rsid="00156ee6"/>
    </style:style>
    <style:style style:name="T20" style:family="text">
      <style:text-properties style:font-name="Liberation Mono" fo:font-size="11pt" officeooo:rsid="00156ee6"/>
    </style:style>
    <style:style style:name="T21" style:family="text">
      <style:text-properties officeooo:rsid="0015fc18"/>
    </style:style>
    <style:style style:name="T22" style:family="text">
      <style:text-properties officeooo:rsid="001650e2"/>
    </style:style>
    <style:style style:name="T23" style:family="text">
      <style:text-properties officeooo:rsid="00184e18"/>
    </style:style>
    <style:style style:name="T24" style:family="text">
      <style:text-properties officeooo:rsid="00191e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Identificadores de command objects (backing beans)</text:p>
      <text:p text:style-name="P4"><text:span text:style-name="T2">Nas views, b</text:span><text:span text:style-name="T1">acking beans </text:span><text:span text:style-name="T2">são referenciados por identificadores.</text:span></text:p>
      <text:p text:style-name="P12">No controlador:</text:p>
      <text:p text:style-name="P12"/>
      <text:p text:style-name="Preformatted_20_Text">model.addAttribute("fabricantes", fabricantes);</text:p>
      <text:p text:style-name="P12"/>
      <text:p text:style-name="P12">Na view:</text:p>
      <text:p text:style-name="P12"/>
      <text:p text:style-name="Preformatted_20_Text">th:each="f: ${fabricantes}"</text:p>
      <text:p text:style-name="P3"/>
      <text:p text:style-name="P5">Um backing bean pode ser definido como parâmetro de método em um controlador:</text:p>
      <text:p text:style-name="P5"/>
      <text:p text:style-name="Preformatted_20_Text">public String fabricantesSalvar(</text:p>
      <text:p text:style-name="Preformatted_20_Text"><text:s text:c="3"/><text:span text:style-name="T9">@ModelAttribute</text:span><text:span text:style-name="T10">("fabricante")</text:span> @Valid Fabricante fabricante, </text:p>
      <text:p text:style-name="Preformatted_20_Text"><text:s text:c="3"/>BindingResult br, </text:p>
      <text:p text:style-name="Preformatted_20_Text"><text:s text:c="3"/>final RedirectAttributes rAttrs</text:p>
      <text:p text:style-name="Preformatted_20_Text">)</text:p>
      <text:p text:style-name="P5"/>
      <text:p text:style-name="P7"><text:span text:style-name="T8">Também é possível omitir </text:span><text:span text:style-name="T3">o</text:span><text:span text:style-name="T8"> identificador:</text:span></text:p>
      <text:p text:style-name="P6"/>
      <text:p text:style-name="P2">public String fabricantesSalvar(</text:p>
      <text:p text:style-name="P2"><text:s text:c="3"/><text:span text:style-name="T9">@ModelAttribute</text:span> @Valid Fabricante fabricante, </text:p>
      <text:p text:style-name="P2"><text:s text:c="3"/>BindingResult br, </text:p>
      <text:p text:style-name="P2"><text:s text:c="3"/>final RedirectAttributes rAttrs</text:p>
      <text:p text:style-name="P1">)</text:p>
      <text:p text:style-name="P6"/>
      <text:p text:style-name="P7"><text:span text:style-name="T8">Neste caso, Spring atribuirá um identificador padrão o qual é igual ao nome da classe do backing bean mas com a primeira letra em minúsculo. No exemplo a seguir, o backing bean terá </text:span><text:span text:style-name="Teletype">tipoVeiculo</text:span><text:span text:style-name="T8"> como identficador.</text:span></text:p>
      <text:p text:style-name="P6"/>
      <text:p text:style-name="Preformatted_20_Text">@PostMapping("/salvar")</text:p>
      <text:p text:style-name="Preformatted_20_Text">public String tipoVeiculoSalvar(</text:p>
      <text:p text:style-name="Preformatted_20_Text"><text:s text:c="4"/><text:span text:style-name="T9">@ModelAttribute @Valid TipoVeiculo tipoVeiculo</text:span>, </text:p>
      <text:p text:style-name="Preformatted_20_Text"><text:s text:c="4"/>BindingResult br, </text:p>
      <text:p text:style-name="Preformatted_20_Text"><text:s text:c="4"/>final RedirectAttributes rAttrs</text:p>
      <text:p text:style-name="Preformatted_20_Text">)</text:p>
      <text:p text:style-name="P6"/>
      <text:p text:style-name="Heading">Operador de navegação segura</text:p>
      <text:p text:style-name="P9"><text:span text:style-name="T16">É um recurso da Spring EL. Evita a ocorrência de </text:span><text:span text:style-name="Teletype">NullPointerException</text:span><text:span text:style-name="T16"> caso tente-</text:span><text:span text:style-name="T21">se</text:span><text:span text:style-name="T16"> usar/acessar um</text:span><text:span text:style-name="T17">a</text:span><text:span text:style-name="T16"> variável nula. </text:span><text:span text:style-name="T17">No exemplo a seguir, o atributo </text:span><text:span text:style-name="Teletype">value</text:span><text:span text:style-name="T17"> receberá </text:span><text:span text:style-name="Teletype">null</text:span><text:span text:style-name="T4"> caso fabricante seja nulo</text:span><text:span text:style-name="T17">.</text:span></text:p>
      <text:p text:style-name="P8"/>
      <text:p text:style-name="Preformatted_20_Text">th:value="*{fabricante?.id}"</text:p>
      <text:p text:style-name="P8"/>
      <text:p text:style-name="Heading">Thymeleaf e componentes <text:span text:style-name="T18">de formulário do</text:span> Shoelace</text:p>
      <text:p text:style-name="P10"><text:span text:style-name="T18">Componentes Shoelace usam tags diferentes das tags HTML de campos de formulário. </text:span><text:span text:style-name="T5">Consequentemente</text:span><text:span text:style-name="T18">, </text:span><text:span text:style-name="Teletype">th:field</text:span><text:span text:style-name="T18"> não funciona nos componentes Shoelace. Desta forma, temos que definir por conta própria os valores dos atributos </text:span><text:span text:style-name="Teletype">name</text:span><text:span text:style-name="T18"> e </text:span><text:span text:style-name="Teletype">value</text:span><text:span text:style-name="T18">.</text:span></text:p>
      <text:p text:style-name="P10"/>
      <text:p text:style-name="Preformatted_20_Text"/>
      <text:p text:style-name="Preformatted_20_Text"><text:soft-page-break/>&lt;form action="#" th:action="@{/modelos/salvar}" th:object="${modelo}" method="post"&gt;</text:p>
      <text:p text:style-name="Preformatted_20_Text">…</text:p>
      <text:p text:style-name="Preformatted_20_Text">&lt;sl-select label="Fabricante" <text:span text:style-name="T9">th:value="*{fabricante?.id}"</text:span> <text:span text:style-name="T9">th:name="fabricante"</text:span>&gt;</text:p>
      <text:p text:style-name="Preformatted_20_Text"><text:s text:c="4"/>&lt;sl-option th:each="f : ${fabricantes}" th:value="${f.id}" th:text="${f.descricao}"&gt;Option 1&lt;/sl-option&gt;</text:p>
      <text:p text:style-name="Preformatted_20_Text">&lt;/sl-select&gt;</text:p>
      <text:p text:style-name="Preformatted_20_Text">…</text:p>
      <text:p text:style-name="Preformatted_20_Text">&lt;/form&gt;</text:p>
      <text:p text:style-name="P10"/>
      <text:p text:style-name="P11">Segurança</text:p>
      <text:p text:style-name="Text_20_body"><text:span text:style-name="T22">A anotação </text:span><text:span text:style-name="Teletype"><text:span text:style-name="T22">@EnableWebSecurity</text:span></text:span><text:span text:style-name="T22"> aplica a configuração padrão de segurança do Spring para uma aplicação web: todos os endpoints (URLs?) da aplicação só podem ser acessadas por usuários autenticados. </text:span><text:span text:style-name="T23">Note que é necessário usar a </text:span><text:span text:style-name="Teletype"><text:span text:style-name="T23">@Configuration</text:span></text:span><text:span text:style-name="T23"> na classe de configuração do Spring Security.</text:span></text:p>
      <text:p text:style-name="P15"><text:span text:style-name="T24">A anotação </text:span><text:span text:style-name="Teletype"><text:span text:style-name="T24">@EnableMethodSecurity</text:span></text:span><text:span text:style-name="T24"> habilita o uso das anotações </text:span><text:span text:style-name="T7">de configuração para autorização de acesso.</text:span></text:p>
      <text:p text:style-name="Heading">Submissão de formulários</text:p>
      <text:p text:style-name="P13"><text:span text:style-name="T19">Formulários submetidos por meio de </text:span><text:span text:style-name="T6">HTTP</text:span><text:span text:style-name="T19"> GET não necessitam do token CSRF.</text:span></text:p>
      <text:p text:style-name="P13"><text:span text:style-name="T19">Formulários submetidos por meio de </text:span><text:span text:style-name="T6">HTTP</text:span><text:span text:style-name="T19"> </text:span><text:span text:style-name="T6">POST (e os outros métodos?)</text:span><text:span text:style-name="T19"> necessitam do token CSRF. Este token é inserido automaticamente pelo Thymeleaf quando a URL do formulário é indicada por </text:span><text:span text:style-name="T6">através do atributo </text:span><text:span text:style-name="Teletype">th:action</text:span><text:span text:style-name="T6">.</text:span></text:p>
      <text:p text:style-name="P1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09:44:08.939036198</meta:creation-date>
    <dc:date>2024-06-05T20:20:11.318250973</dc:date>
    <meta:editing-duration>PT2H19M2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19" meta:character-count="2534" meta:non-whitespace-character-count="2218"/>
  </office:meta>
</office:document-meta>
</file>